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8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20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1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2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3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2720511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1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27201663" text:style-name="WW8Num3">
        <text:list-item>
          <text:p text:style-name="P18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19">Ruby 1.9.3 or earlier on your computer. Sencha Cmd does not work with Ruby 2.0</text:p>
        </text:list-item>
        <text:list-item>
          <text:p text:style-name="P18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27545325" text:continue-list="list2720511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1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27549583" text:continue-numbering="true" text:style-name="WW8Num2">
        <text:list-item>
          <text:list>
            <text:list-item>
              <text:h text:style-name="P22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20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3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<text:soft-page-break/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C:\Users\Chris\Documents\GitHub\opendata\VivreANantes&gt;sencha app upgrade f:\dev\Sencha\touch-2.2.1</text:p>
            <text:p text:style-name="Table_20_Contents">Sencha Cmd v3.0.2.288</text:p>
            <text:p text:style-name="Table_20_Contents">[INF]</text:p>
            <text:p text:style-name="Table_20_Contents">[INF] <text:s text:c="10"/>init-properties:</text:p>
            <text:p text:style-name="Table_20_Contents">[INF]</text:p>
            <text:p text:style-name="Table_20_Contents">[INF] <text:s text:c="10"/>init-sencha-command:</text:p>
            <text:p text:style-name="Table_20_Contents">[INF]</text:p>
            <text:p text:style-name="Table_20_Contents">[INF] <text:s text:c="10"/>init:</text:p>
            <text:p text:style-name="Table_20_Contents">[INF]</text:p>
            <text:p text:style-name="Table_20_Contents">[INF] <text:s text:c="10"/>-before-app-upgrade:</text:p>
            <text:p text:style-name="Table_20_Contents"><text:soft-page-break/>[INF]</text:p>
            <text:p text:style-name="Table_20_Contents">[INF] <text:s text:c="10"/>app-upgrade-impl:</text:p>
            <text:p text:style-name="Table_20_Contents">[INF] <text:s text:c="10"/>building application</text:p>
            <text:p text:style-name="Table_20_Contents">[INF] <text:s text:c="10"/>Backing up framework files from C:\Users\Chris\Documents\GitHub\opendata\VivreANantes\touch to C:\Users\Chris\Documents\GitHub\opendata\VivreANantes\.sencha_backup\touch\2.1.1.594</text:p>
            <text:p text:style-name="Table_20_Contents">[INF] <text:s text:c="15"/>[move] Moving 1132 files to C:\Users\Chris\Documents\GitHub\opendata\VivreANantes\.sencha_backup\touch\2.1.1.594</text:p>
            <text:p text:style-name="Table_20_Contents">[INF] <text:s text:c="10"/>Backing up application files from C:\Users\Chris\Documents\GitHub\opendata\VivreANantes\. to C:\Users\Chris\Documents\GitHub\opendata\VivreANantes\.\.sencha_backup\VivreANantes\2.1.1.594</text:p>
            <text:p text:style-name="Table_20_Contents">[INF] <text:s text:c="15"/>[copy] Copying 2699 files to C:\Users\Chris\Documents\GitHub\opendata\VivreANantes\.\.sencha_backup\VivreANantes\2.1.1.594</text:p>
            <text:p text:style-name="Table_20_Contents">[INF] <text:s text:c="15"/>[copy] Copied 478 empty directories to 352 empty directories under C:\Users\Chris\Documents\GitHub\opendata\VivreANantes\.\.sencha_backup\VivreANantes\2.1.1.594</text:p>
            <text:p text:style-name="Table_20_Contents">[INF] <text:s text:c="10"/>Updating application and workspace files</text:p>
            <text:p text:style-name="Table_20_Contents">[INF] <text:s text:c="10"/>Workspace does not have framework touch, Copying framework to 'C:\Users\Chris\Documents\GitHub\opendata\VivreANantes'</text:p>
            <text:p text:style-name="Table_20_Contents">[INF]</text:p>
            <text:p text:style-name="Table_20_Contents">[INF] <text:s text:c="10"/>init-properties:</text:p>
            <text:p text:style-name="Table_20_Contents">[INF]</text:p>
            <text:p text:style-name="Table_20_Contents">[INF] <text:s text:c="10"/>init-sencha-command:</text:p>
            <text:p text:style-name="Table_20_Contents">[INF]</text:p>
            <text:p text:style-name="Table_20_Contents">[INF] <text:s text:c="10"/>init:</text:p>
            <text:p text:style-name="Table_20_Contents">[INF]</text:p>
            <text:p text:style-name="Table_20_Contents">[INF] <text:s text:c="10"/>-before-generate-workspace:</text:p>
            <text:p text:style-name="Table_20_Contents">[INF]</text:p>
            <text:p text:style-name="Table_20_Contents">[INF] <text:s text:c="10"/>generate-workspace-impl:</text:p>
            <text:p text:style-name="Table_20_Contents">[INF]</text:p>
            <text:p text:style-name="Table_20_Contents">[INF] <text:s text:c="10"/>-before-copy-framework-to-workspace:</text:p>
            <text:p text:style-name="Table_20_Contents">[INF]</text:p>
            <text:p text:style-name="Table_20_Contents">[INF] <text:s text:c="10"/>copy-framework-to-workspace-impl:</text:p>
            <text:p text:style-name="Table_20_Contents">[INF] <text:s text:c="15"/>[copy] Copying 1960 files to C:\Users\Chris\Documents\GitHub\opendata\VivreANantes\touch</text:p>
            <text:p text:style-name="Table_20_Contents">[INF] <text:s text:c="15"/>[copy] Copied 231 empty directories to 1 empty directory under C:\Users\Chris\Documents\GitHub\opendata\VivreANantes\touch</text:p>
            <text:p text:style-name="Table_20_Contents">[INF] <text:s text:c="15"/>[copy] Copying 1 file to C:\Users\Chris\Documents\GitHub\opendata\VivreANantes\touch</text:p>
            <text:p text:style-name="Table_20_Contents">[INF] <text:s text:c="15"/>[copy] Copying 1 file to C:\Users\Chris\Documents\GitHub\opendata\VivreANantes\touch</text:p>
            <text:p text:style-name="Table_20_Contents">[INF] <text:s text:c="10"/>[propertyfile] Updating property file: <text:soft-page-break/>C:\Users\Chris\Documents\GitHub\opendata\VivreANantes\.sencha\workspace\sencha.cfg</text:p>
            <text:p text:style-name="Table_20_Contents">[INF]</text:p>
            <text:p text:style-name="Table_20_Contents">[INF] <text:s text:c="10"/>-after-copy-framework-to-workspace:</text:p>
            <text:p text:style-name="Table_20_Contents">[INF]</text:p>
            <text:p text:style-name="Table_20_Contents">[INF] <text:s text:c="10"/>copy-framework-to-workspace:</text:p>
            <text:p text:style-name="Table_20_Contents">[INF]</text:p>
            <text:p text:style-name="Table_20_Contents">[INF] <text:s text:c="10"/>-after-generate-workspace:</text:p>
            <text:p text:style-name="Table_20_Contents">[INF]</text:p>
            <text:p text:style-name="Table_20_Contents">[INF] <text:s text:c="10"/>generate-workspace:</text:p>
            <text:p text:style-name="Table_20_Contents">[INF]</text:p>
            <text:p text:style-name="Table_20_Contents">[INF] <text:s text:c="10"/>init-properties:</text:p>
            <text:p text:style-name="Table_20_Contents">[INF]</text:p>
            <text:p text:style-name="Table_20_Contents">[INF] <text:s text:c="10"/>init-sencha-command:</text:p>
            <text:p text:style-name="Table_20_Contents">[INF]</text:p>
            <text:p text:style-name="Table_20_Contents">[INF] <text:s text:c="10"/>init:</text:p>
            <text:p text:style-name="Table_20_Contents">[INF]</text:p>
            <text:p text:style-name="Table_20_Contents">[INF] <text:s text:c="10"/>-before-generate-app:</text:p>
            <text:p text:style-name="Table_20_Contents">[INF]</text:p>
            <text:p text:style-name="Table_20_Contents">[INF] <text:s text:c="10"/>generate-app-impl:</text:p>
            <text:p text:style-name="Table_20_Contents">[INF] <text:s text:c="14"/>[mkdir] Created dir: C:\Users\Chris\Documents\GitHub\opendata\VivreANantes\app\profile</text:p>
            <text:p text:style-name="Table_20_Contents">[INF] <text:s text:c="10"/>Generating new packager.json file using native packager</text:p>
            <text:p text:style-name="Table_20_Contents">[INF]</text:p>
            <text:p text:style-name="Table_20_Contents">[INF] <text:s text:c="10"/>copy-sdk:</text:p>
            <text:p text:style-name="Table_20_Contents">[INF] <text:s text:c="10"/>[propertyfile] Updating property file: C:\Users\Chris\Documents\GitHub\opendata\VivreANantes\.sencha\app\sencha.cfg</text:p>
            <text:p text:style-name="Table_20_Contents">[INF]</text:p>
            <text:p text:style-name="Table_20_Contents">[INF] <text:s text:c="10"/>-after-generate-app:</text:p>
            <text:p text:style-name="Table_20_Contents">[INF]</text:p>
            <text:p text:style-name="Table_20_Contents">[INF] <text:s text:c="10"/>generate-app:</text:p>
            <text:p text:style-name="Table_20_Contents">[INF] <text:s text:c="10"/>A backup of pre-upgrade application files is available at C:\Users\Chris\Documents\GitHub\opendata\VivreANantes\.\.sencha_backup\VivreANantes\2.1.1.594</text:p>
            <text:p text:style-name="Table_20_Contents">[INF]</text:p>
            <text:p text:style-name="Table_20_Contents">[INF] <text:s text:c="10"/>-after-app-upgrade:</text:p>
            <text:p text:style-name="Table_20_Contents">[INF]</text:p>
            <text:p text:style-name="Table_20_Contents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ext:p text:style-name="P13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Table_20_Contents">C:\Users\Chris\Documents\GitHub\opendata\VivreANantes&gt;gem install compas</text:p>
            <text:p text:style-name="Table_20_Contents">Successfully installed compass-0.12.2</text:p>
            <text:p text:style-name="Table_20_Contents">Parsing documentation for compass-0.12.2</text:p>
            <text:p text:style-name="Table_20_Contents">1 gem installed</text:p>
          </table:table-cell>
        </table:table-row>
        <table:table-row>
          <table:table-cell table:style-name="Tableau10.A2" office:value-type="string">
            <text:p text:style-name="Table_20_Contents">C:\Users\Chris\Documents\GitHub\opendata\VivreANantes&gt;compass install compass</text:p>
            <text:p text:style-name="Table_20_Contents">directory sass/</text:p>
            <text:p text:style-name="Table_20_Contents">directory stylesheets/</text:p>
            <text:p text:style-name="Table_20_Contents"><text:s text:c="3"/>create sass/screen.scss</text:p>
            <text:p text:style-name="Table_20_Contents"><text:s text:c="3"/>create sass/print.scss</text:p>
            <text:p text:style-name="Table_20_Contents"><text:s text:c="3"/>create sass/ie.scss</text:p>
            <text:p text:style-name="Table_20_Contents"><text:s text:c="3"/>create stylesheets/ie.css</text:p>
            <text:p text:style-name="Table_20_Contents"><text:s text:c="3"/>create stylesheets/print.css</text:p>
            <text:p text:style-name="Table_20_Contents"><text:s text:c="3"/>create stylesheets/screen.css</text:p>
            <text:p text:style-name="Table_20_Contents"/>
            <text:p text:style-name="Table_20_Contents">To import your new stylesheets add the following lines of HTML (or equivalent) to your webpage:</text:p>
            <text:p text:style-name="Table_20_Contents">&lt;head&gt;</text:p>
            <text:p text:style-name="Table_20_Contents"><text:s text:c="2"/>&lt;link href="/stylesheets/screen.css" media="screen, projection" rel="stylesheet" type="text/css" /&gt;</text:p>
            <text:p text:style-name="Table_20_Contents"><text:s text:c="2"/>&lt;link href="/stylesheets/print.css" media="print" rel="stylesheet" type="text/css" /&gt;</text:p>
            <text:p text:style-name="Table_20_Contents"><text:s text:c="2"/>&lt;!--[if IE]&gt;</text:p>
            <text:p text:style-name="Table_20_Contents"><text:s text:c="6"/>&lt;link href="/stylesheets/ie.css" media="screen, projection" rel="stylesheet" type="text/css" /&gt;</text:p>
            <text:p text:style-name="Table_20_Contents"><text:s text:c="2"/>&lt;![endif]--&gt;</text:p>
            <text:p text:style-name="Table_20_Contents">&lt;/head&gt;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7-09T07:39:47.59</dc:date>
    <meta:editing-cycles>15</meta:editing-cycles>
    <meta:editing-duration>PT3H46M13S</meta:editing-duration>
    <meta:generator>OpenOffice.org/3.3$Win32 OpenOffice.org_project/330m20$Build-9567</meta:generator>
    <meta:document-statistic meta:table-count="10" meta:image-count="0" meta:object-count="0" meta:page-count="12" meta:paragraph-count="409" meta:word-count="1585" meta:character-count="20107"/>
  </office:meta>
</office:document-meta>
</file>